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889in"/>
    </style:style>
    <style:style style:name="co3" style:family="table-column">
      <style:table-column-properties fo:break-before="auto" style:column-width="5.1035in"/>
    </style:style>
    <style:style style:name="co4" style:family="table-column">
      <style:table-column-properties fo:break-before="auto" style:column-width="4.5346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cc9900"/>
    </style:style>
    <style:style style:name="T26" style:family="text">
      <style:text-properties fo:color="#996633"/>
    </style:style>
    <style:style style:name="T27"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91"/>
        <table:table-column table:style-name="co3" table:default-cell-style-name="ce91"/>
        <table:table-column table:style-name="co4" table:default-cell-style-name="ce91"/>
        <table:table-column table:style-name="co5" table:default-cell-style-name="ce91"/>
        <table:table-column table:style-name="co6" table:number-columns-repeated="60" table:default-cell-style-name="ce91"/>
        <table:table-column table:style-name="co6"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2">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2">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2">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2">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2">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2">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2">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es (A commutes with B)</text:p>
          </table:table-cell>
          <table:table-cell office:value-type="string" calcext:value-type="string">
            <text:p>اے اور بی قابل تبدل ہیں۔</text:p>
          </table:table-cell>
          <table:table-cell table:number-columns-repeated="1022"/>
        </table:table-row>
        <table:table-row table:style-name="ro2">
          <table:table-cell office:value-type="string" calcext:value-type="string">
            <text:p>commuting, noncommuting</text:p>
          </table:table-cell>
          <table:table-cell office:value-type="string" calcext:value-type="string">
            <text:p>قابل تبادل، ناقابل تبادل</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2">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2">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2">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2">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2.35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2">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2">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2">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2">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2">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2">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2">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2">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2">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2">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2">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2">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2">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2">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2">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9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2">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text:p>
          </table:table-cell>
          <table:table-cell table:style-name="ce9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2">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25">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2">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93" office:value-type="string" calcext:value-type="string">
            <text:p><text:span text:style-name="T26">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93" office:value-type="string" calcext:value-type="string">
            <text:p><text:span text:style-name="T2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5">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2">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64"/>
          <table:table-cell table:number-columns-repeated="960"/>
        </table:table-row>
        <table:table-row table:style-name="ro2" table:number-rows-repeated="104543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30">00/00/0000</text:date>, <text:time style:data-style-name="N2" text:time-value="12:09:45.6311985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5-30T12:11:37.877350323</dc:date>
    <meta:editing-duration>P91DT14H45M25S</meta:editing-duration>
    <meta:editing-cycles>4007</meta:editing-cycles>
    <meta:generator>LibreOffice/6.4.7.2$Linux_X86_64 LibreOffice_project/40$Build-2</meta:generator>
    <meta:document-statistic meta:table-count="3" meta:cell-count="662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